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monospace"/>
    <style:font-face style:name="Helvetica Neue" svg:font-family="'Helvetica Neue',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ee1d" officeooo:paragraph-rsid="0010ee1d"/>
    </style:style>
    <style:style style:name="P2" style:family="paragraph" style:parent-style-name="Standard">
      <style:text-properties officeooo:rsid="0011097d" officeooo:paragraph-rsid="0011097d"/>
    </style:style>
    <style:style style:name="P3" style:family="paragraph" style:parent-style-name="Standard">
      <style:text-properties officeooo:rsid="00119208" officeooo:paragraph-rsid="00119208"/>
    </style:style>
    <style:style style:name="P4" style:family="paragraph" style:parent-style-name="Standard">
      <style:text-properties officeooo:rsid="00124fb5" officeooo:paragraph-rsid="00124fb5"/>
    </style:style>
    <style:style style:name="P5" style:family="paragraph" style:parent-style-name="Standard">
      <style:text-properties officeooo:rsid="001281c9" officeooo:paragraph-rsid="001281c9"/>
    </style:style>
    <style:style style:name="P6" style:family="paragraph" style:parent-style-name="Standard">
      <style:text-properties officeooo:rsid="00138b17" officeooo:paragraph-rsid="00138b17"/>
    </style:style>
    <style:style style:name="P7" style:family="paragraph" style:parent-style-name="Standard">
      <style:text-properties officeooo:paragraph-rsid="00138b17"/>
    </style:style>
    <style:style style:name="P8" style:family="paragraph" style:parent-style-name="Standard">
      <style:text-properties officeooo:rsid="0014da2f" officeooo:paragraph-rsid="0014da2f"/>
    </style:style>
    <style:style style:name="P9" style:family="paragraph" style:parent-style-name="Standard">
      <style:text-properties officeooo:paragraph-rsid="00157516"/>
    </style:style>
    <style:style style:name="P10" style:family="paragraph" style:parent-style-name="Preformatted_20_Text">
      <style:text-properties fo:font-variant="normal" fo:text-transform="none" fo:color="#333333" style:font-name="Courier New" fo:font-size="9.75pt" fo:letter-spacing="normal" fo:font-style="normal" fo:font-weight="normal" officeooo:paragraph-rsid="00157516"/>
    </style:style>
    <style:style style:name="P11" style:family="paragraph" style:parent-style-name="Text_20_body">
      <style:text-properties officeooo:rsid="0019d1bc" officeooo:paragraph-rsid="0019d1bc"/>
    </style:style>
    <style:style style:name="P12" style:family="paragraph" style:parent-style-name="Standard">
      <style:text-properties fo:font-variant="normal" fo:text-transform="none" fo:color="#333333" style:font-name="Courier New" fo:font-size="9.75pt" fo:letter-spacing="normal" fo:font-style="normal" fo:font-weight="normal" officeooo:paragraph-rsid="00157516"/>
    </style:style>
    <style:style style:name="P13" style:family="paragraph" style:parent-style-name="Standard">
      <style:text-properties officeooo:paragraph-rsid="0017cc77"/>
    </style:style>
    <style:style style:name="P14" style:family="paragraph" style:parent-style-name="Standard">
      <style:text-properties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officeooo:rsid="00138b17"/>
    </style:style>
    <style:style style:name="T3" style:family="text">
      <style:text-properties fo:font-variant="normal" fo:text-transform="none" fo:color="#333333" style:font-name="Helvetica Neue" fo:font-size="22.5pt" fo:letter-spacing="normal" fo:font-style="normal" fo:font-weight="bold"/>
    </style:style>
    <style:style style:name="T4" style:family="text">
      <style:text-properties fo:font-variant="normal" fo:text-transform="none" fo:color="#333333" style:font-name="Helvetica Neue" fo:font-size="22.5pt" fo:letter-spacing="normal" fo:font-style="normal" fo:font-weight="bold" officeooo:rsid="0014bdd8"/>
    </style:style>
    <style:style style:name="T5" style:family="text">
      <style:text-properties fo:font-variant="normal" fo:text-transform="none" fo:color="#333333" style:font-name="Courier New" fo:font-size="9.75pt" fo:letter-spacing="normal" fo:font-style="normal" fo:font-weight="normal"/>
    </style:style>
    <style:style style:name="T6" style:family="text">
      <style:text-properties officeooo:rsid="00157516"/>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officeooo:rsid="00181d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Les projets logiciels prennent la forme de code source, qui est un ensemble d'instructions informatiques lisibles par l'homme. Le code source n'étant pas compris directement par l'ordinateur, il doit être compilé en instructions machine par un compilateur. Le compilateur est un programme spécial qui rassemble tous les fichiers de code source et génère des instructions qui peuvent être exécutées sur l'ordinateur, par exemple par le noyau Linux.</text:p>
      <text:p text:style-name="Standard"/>
      <text:p text:style-name="P13">Historiquement, les logiciels commerciaux ont été vendus sous une licence source fermée, ce qui signifie que les utilisateurs ont le droit d'utiliser le code machine, également appelé binaire ou exécutable, mais ne peuvent pas voir le code source. Souvent, la licence stipule explicitement que les utilisateurs ne peuvent pas tenter de rétroconcevoir le code machine en code source pour comprendre ce qu'il fait.</text:p>
      <text:p text:style-name="Standard"/>
      <text:p text:style-name="Standard">Considère ceci</text:p>
      <text:p text:style-name="Standard"/>
      <text:p text:style-name="Standard">Le code source compilé en programmes binaires est une méthode pour créer des programmes et exécuter des instructions de calcul. Un autre est les nombreux types de langages interprétés, tels que les scripts PERL, Python et même BASH, où le code n'est pas compilé, mais alimenté par un programme d'interprétation, généralement un exécutable binaire qui comprend et implémente les instructions contenues dans le code source ou les scripts .</text:p>
      <text:p text:style-name="Standard"/>
      <text:p text:style-name="Standard">Le développement de Linux est étroitement parallèle à l'essor des logiciels open source. Au début, il y avait des <text:span text:style-name="T9">shareware</text:span>, des programmes disponibles gratuitement où les utilisateurs n'avaient pas nécessairement accès au code source. Il y avait beaucoup de bonnes choses à ce sujet, mais c'était également problématique car les programmes malveillants pouvaient être déguisés en jeux, économiseurs d'écran et utilitaires d'apparence innocente.</text:p>
      <text:p text:style-name="Standard"/>
      <text:p text:style-name="Standard"><text:span text:style-name="T9">L'open source adopte une vue centrée sur la source du logiciel. La philosophie open source est que les utilisateurs ont le droit d'obtenir le code source du logiciel et d'étendre et de modifier des programmes pour leur propre usage.</text:span> Cela signifiait également que le code pouvait être inspecté pour les portes dérobées, les virus et les logiciels espions. En créant une communauté de développeurs et d'utilisateurs, la responsabilité des bogues, des failles de sécurité et des problèmes de compatibilité est devenue une responsabilité partagée. Cette nouvelle communauté mondiale de passionnés d'informatique a été renforcée par la disponibilité croissante de services Internet plus rapides et du World Wide Web.</text:p>
      <text:p text:style-name="Standard"/>
      <text:p text:style-name="Standard">Il existe de nombreuses variantes différentes de l'open source, mais tous conviennent que les utilisateurs devraient avoir accès au code source. Là où ils diffèrent, <text:span text:style-name="T9">c'est dans la façon dont on peut, ou doit, redistribuer les changements.</text:span></text:p>
      <text:p text:style-name="Standard"/>
      <text:p text:style-name="Standard">Linux a adopté cette philosophie avec grand succès. Depuis que Linux a été écrit dans le langage de programmation C, et qu'il reflétait la conception et la fonctionnalité des systèmes UNIX déjà établis, il est naturellement devenu un forum où les gens pouvaient développer et partager de nouvelles idées. Libéré des contraintes des plates-formes matérielles et logicielles propriétaires, un grand nombre de programmeurs très qualifiés ont pu contribuer aux différentes distributions, créant un logiciel souvent plus robuste, stable, adaptable et, franchement, meilleur que le propriétaire, fermé offres de source qui ont dominé les décennies précédentes.</text:p>
      <text:p text:style-name="Standard"/>
      <text:p text:style-name="Standard">Les grandes organisations se méfiaient naturellement de l'utilisation de logiciels construits de cette manière, mais au fil du temps, elles ont réalisé que leurs meilleurs programmeurs travaillaient sur des projets open source basés sur Linux pendant leur temps libre. Bientôt, les serveurs Linux et les <text:soft-page-break/>programmes open source ont commencé à surpasser les systèmes propriétaires coûteux déjà en place. Quand est venu le temps de mettre à niveau le matériel obsolète, les mêmes programmeurs, ingénieurs et administrateurs système qui avaient commencé à travailler sur Linux comme passe-temps ont pu convaincre leurs patrons d'essayer Linux. Le reste est, comme on dit, de l'histoire.</text:p>
      <text:p text:style-name="Standard"/>
      <text:p text:style-name="Standard"><text:span text:style-name="T9">Avant le développement de Linux, de nombreuses applications d'entreprise et scientifiques fonctionnaient sur des systèmes UNIX propriétaires.</text:span> Les entreprises, les universités et les gouvernements qui gèrent de grandes batteries de serveurs ont apprécié la stabilité et la relative facilité de développement d'applications offertes par ces plateformes.</text:p>
      <text:p text:style-name="Standard"/>
      <text:p text:style-name="Standard">UNIX a été initialement créé en 1969. Par sa quatrième édition, en 1973, il avait été réécrit dans le langage de programmation C qui est toujours en vue aujourd'hui. En 1984, l'Université de Californie à Berkeley a publié 4.2BSD qui a introduit TCP / IP, la spécification de réseau qui sous-tend Internet. Au début des années 90, lorsque le développement de Linux a commencé, différentes sociétés développant des systèmes d'exploitation UNIX ont réalisé que leurs systèmes devaient être compatibles et ont commencé à travailler sur la spécification <text:span text:style-name="T9">X / Open</text:span> qui est toujours utilisée aujourd'hui.</text:p>
      <text:p text:style-name="Standard"/>
      <text:p text:style-name="Standard">Au fil des ans, les informaticiens et les organisations qui les emploient ont compris les avantages des systèmes qui fournissent des outils familiers et des moyens cohérents d'accomplir des tâches spécifiques. La standardisation des interfaces de programmation d'applications (API) permet aux programmes écrits pour un système d'exploitation UNIX ou Linux spécifique d'être portés (convertis) relativement faciles à exécuter sur un autre. Ainsi, alors que les systèmes UNIX propriétaires sont toujours utilisés dans le monde entier dans des environnements où les solutions "certifiées" sont préférées,<text:span text:style-name="T9"> l'interopérabilité de ces systèmes avec les ordinateurs Linux est appréciée par l'industrie, les universités et les gouvernements qui les utilisent.</text:span></text:p>
      <text:p text:style-name="Standard"/>
      <text:p text:style-name="Standard">L'importance des organismes de normalisation ne peut être dépassée déclaré. Des groupes comme l'IEEE (Institute of Electrical and Electronics Engineers) et POSIX (Portable Operating System Interface), permettent aux professionnels de différentes entreprises et institutions de collaborer sur des spécifications qui permettent à différents systèmes d'exploitation et programmes de travailler ensemble. Peu importe qu'un programme soit fermé ou open source, simple ou complexe, s'il est écrit selon ces normes, d'autres pourront l'utiliser et le modifier à l'avenir. Chaque innovation en informatique est construite sur le travail de ceux qui l'ont précédé. Le logiciel open source est une collaboration de différentes personnes ayant des besoins et des antécédents différents, travaillant ensemble pour faire quelque chose de mieux que n'importe lequel d'entre eux aurait pu faire individuellement. <text:span text:style-name="T9">Les normes sont ce qui rend cela possible, et les nombreuses organisations qui les créent, les maintiennent et les promeuvent font partie intégrante de l'industrie.</text:span></text:p>
      <text:p text:style-name="Standard"/>
      <text:p text:style-name="Standard">4.2 Licence Open <text:span text:style-name="T10">Source</text:span></text:p>
      <text:p text:style-name="Standard"/>
      <text:p text:style-name="Standard">Lorsqu'on parle d'acheter un logiciel, il y a trois composants distincts:</text:p>
      <text:p text:style-name="Standard"/>
      <text:p text:style-name="Standard"/>
      <text:p text:style-name="Standard"/>
      <text:p text:style-name="Standard"/>
      <text:p text:style-name="Standard"/>
      <text:p text:style-name="Standard"/>
      <text:p text:style-name="Standard"/>
      <text:p text:style-name="P14"><text:soft-page-break/>Propriété - À qui appartient la propriété intellectuelle derrière le logiciel?</text:p>
      <text:p text:style-name="Standard"/>
      <text:p text:style-name="P14">Transfert d'argent - Comment l'argent change-t-il de mains, le cas échéant?</text:p>
      <text:p text:style-name="Standard"/>
      <text:p text:style-name="Standard">Licence - Qu'obtenez-vous? Que pouvez-vous faire avec le logiciel? Pouvez-vous l'utiliser sur un seul ordinateur? Pouvez-vous le donner à quelqu'un d'autre?</text:p>
      <text:p text:style-name="Standard">Dans la plupart des cas, la propriété du logiciel appartient à la personne ou à l'entreprise qui l'a créé. Les utilisateurs ne reçoivent qu'une licence pour utiliser le logiciel; c'est une question de droit d'auteur. Le transfert d'argent dépend du modèle économique du créateur. C’est la licence qui différencie les logiciels open source des logiciels open source.</text:p>
      <text:p text:style-name="Standard"/>
      <text:p text:style-name="Standard">Deux exemples contrastés feront démarrer les choses.</text:p>
      <text:p text:style-name="Standard"/>
      <text:p text:style-name="Standard">Avec Microsoft Windows, Microsoft Corporation est propriétaire de la propriété intellectuelle. La licence elle-même, le contrat de licence utilisateur final (CLUF), est un document juridique personnalisé sur lequel vous devez cliquer pour indiquer votre acceptation afin d'installer le logiciel. Microsoft conserve le code source et ne distribue que des copies binaires via les canaux autorisés. Pour la plupart des produits grand public, vous êtes autorisé à installer le logiciel sur un ordinateur et à ne pas faire de copies du disque sauf pour une sauvegarde. Vous n'êtes pas autorisé à effectuer une rétro-ingénierie du logiciel. Vous payez une copie du logiciel, ce qui vous donne des mises à jour mineures mais pas des mises à niveau majeures.</text:p>
      <text:p text:style-name="Standard"/>
      <text:p text:style-name="Standard">Linux appartient à Linus Torvalds. Il a placé le code sous une licence appelée GNU General Public License version 2 (GPLv2). Cette licence, entre autres, stipule que le code source doit être mis à la disposition de toute personne qui en fait la demande et que toute personne est autorisée à apporter des modifications. Une mise en garde à ce sujet est que si quelqu'un apporte des modifications et les distribue, il doit placer les modifications sous la même licence afin que d'autres puissent en bénéficier. La GPLv2 indique également que personne n'est autorisé à facturer pour la distribution du code source autre que les coûts réels de le faire (comme la copie sur un support amovible).</text:p>
      <text:p text:style-name="Standard"/>
      <text:p text:style-name="Standard">En général, lorsque quelqu'un crée quelque chose, il a également le droit de décider comment il sera utilisé et distribué. Les logiciels libres et open source (FOSS) désignent les logiciels pour lesquels ce droit a été abandonné; tout le monde est autorisé à afficher le code source et à le redistribuer. Linus Torvalds l'a fait avec Linux - même s'il a créé Linux, il ne peut interdire à quelqu'un de l'utiliser sur son ordinateur car il a abandonné ce droit via la licence GPLv2.</text:p>
      <text:p text:style-name="Standard"/>
      <text:p text:style-name="Standard">L'octroi de licences de logiciels est un problème politique, il n'est donc pas surprenant qu'il existe de nombreuses opinions différentes. Les organisations ont créé leur propre licence qui incarne leurs points de vue particuliers, il est donc plus facile de choisir une licence existante que de créer la vôtre. Par exemple, des universités comme le Massachusetts Institute of Technology (MIT) et l'Université de Californie ont proposé des licences, tout comme des projets comme la Fondation Apache. De plus, des groupes comme la Free Software Foundation ont créé leurs propres licences pour faire avancer leur programme.</text:p>
      <text:p text:style-name="Standard"/>
      <text:p text:style-name="Standard">4.2.1 La Fondation pour le logiciel libre</text:p>
      <text:p text:style-name="Standard">Deux groupes peuvent être considérés comme les forces les plus influentes dans le monde de l'open source: la Free Software Foundation et l'Open Source Initiative.</text:p>
      <text:p text:style-name="Standard"/>
      <text:p text:style-name="Standard">Quelques années seulement après le développement du projet GNU, Richard Stallman a fondé la Free Software Foundation (FSF) en 1985 dans le but de promouvoir le logiciel libre. Dans ce contexte, le mot "gratuit" ne fait pas référence au prix, mais à la liberté de partager, d'étudier et de modifier le code source sous-jacent. Selon leur site Internet, la FSF estime que les utilisateurs <text:soft-page-break/>devraient avoir "le contrôle de la technologie que nous utilisons dans nos foyers, nos écoles et nos entreprises".</text:p>
      <text:p text:style-name="Standard"/>
      <text:p text:style-name="Standard">La FSF préconise également que les licences logicielles imposent l'ouverture des modifications. Selon eux, si quelqu'un modifie un logiciel libre, il devrait être tenu de partager toutes les modifications qu'il a apportées lorsqu'il le partage à nouveau. Cette philosophie spécifique est appelée copyleft. Selon la FSF, "le copyleft est une méthode générale pour rendre un programme (ou autre travail) gratuit (dans le sens de la liberté, pas un" prix zéro "), et nécessitant que toutes les versions modifiées et étendues du programme soient également gratuites" .</text:p>
      <text:p text:style-name="Standard"/>
      <text:p text:style-name="Standard">La FSF plaide également contre les brevets logiciels et agit en tant que chien de garde pour les organisations de normalisation, s'exprimant lorsqu'une norme proposée pourrait violer les principes du logiciel libre en incluant des éléments comme la gestion des droits numériques (DRM) qui restreignent ce qui peut être fait avec des programmes conformes.</text:p>
      <text:p text:style-name="Standard"/>
      <text:p text:style-name="Standard">La FSF a développé son propre ensemble de licences, qui est gratuit pour tout le monde, basé sur la licence GNU General Public License (GPL) originale. La FSF gère actuellement la licence publique générale générale GNU version 2 (GPLv2) et la version 3 (GPLv3), ainsi que les licences publiques générales générales GNU version 2 (LGPLv2) et version 3 (LGPLv3). Ces licences sont censées être incluses dans le code source réel pour garantir que toutes les variantes et modifications futures du programme d'origine continuent d'avoir la même liberté d'utilisation que l'original. La licence GPL et ses variantes sont de puissants outils juridiques pour faire avancer la cause des logiciels libres dans le monde entier. Ce qui a commencé en 1983 comme le désir d’un seul homme de partager et d’améliorer les logiciels en laissant les autres les changer a fini par changer le monde.</text:p>
      <text:p text:style-name="Standard"/>
      <text:p text:style-name="Standard">Considère ceci</text:p>
      <text:p text:style-name="Standard"/>
      <text:p text:style-name="Standard">Les changements entre GPLv2 et GPLv3 se sont principalement concentrés sur l'utilisation de logiciels libres sur un périphérique matériel fermé qui a été inventé par Tivoization. TiVo est une entreprise qui construit un enregistreur vidéo numérique de télévision sur son propre matériel et utilise Linux comme base de son logiciel. Bien que TiVo ait publié le code source dans sa version de Linux comme requis sous GPLv2, le matériel n'exécuterait aucun binaire modifié. Aux yeux de la FSF, cela allait à l'encontre de l'esprit de la GPLv2, ils ont donc ajouté une clause spécifique à la version 3 de la licence. Linus Torvalds est d'accord avec TiVo sur cette question et a choisi de rester avec GPLv2.</text:p>
      <text:p text:style-name="Standard"/>
      <text:p text:style-name="Standard">4.2.2 L'initiative Open Source ‌⁠ ⁠</text:p>
      <text:p text:style-name="Standard">L'Open Source Initiative (OSI) a été fondée en 1998 par Bruce Perens et Eric Raymond. Ils pensaient que la Free Software Foundation était trop politiquement chargée et que des licences moins extrêmes étaient nécessaires, en particulier concernant les aspects de copyleft des licences FSF. OSI estime que non seulement la source devrait être disponible gratuitement, mais également qu'aucune restriction ne devrait être imposée à l'utilisation du logiciel, quelle que soit l'utilisation prévue. Contrairement à la FSF, l'OSI n'a pas son propre ensemble de licences. Au lieu de cela, l'OSI a un ensemble de principes et ajoute des licences à cette liste s'ils répondent à ces principes, appelés licences open source. Un logiciel conforme à une licence Open Source est donc un logiciel open source.</text:p>
      <text:p text:style-name="Standard"/>
      <text:p text:style-name="Standard">Un type de licence Open Source est le BSD (Berkeley Software Distribution) et ses dérivés, qui sont beaucoup plus simples que la GPL. Il existe actuellement deux licences "BSD" réelles approuvées par OSI, une clause 2 et une clause 3. Ces licences stipulent que vous pouvez redistribuer la source et les fichiers binaires tant que vous conservez des avis de droit d'auteur et n'implique pas que le créateur d'origine approuve votre version. En d'autres termes "faites ce que <text:soft-page-break/>vous voulez avec ce logiciel, ne dites pas que vous l'avez écrit." Selon la FSF, la licence BSD d'origine avait un sérieux défaut en ce qu'elle obligeait les développeurs à ajouter une clause reconnaissant l'Université de Californie à Berkeley dans chaque publicité pour un logiciel sous licence de cette façon. Alors que d'autres copiaient cette simple licence, ils incluaient une reconnaissance pour leurs propres institutions, ce qui a conduit à plus de 75 reconnaissances de ce type dans certains cas.</text:p>
      <text:p text:style-name="Standard"/>
      <text:p text:style-name="Standard">Les licences FSF, telles que GPLv2, sont également des licences open source. Cependant, de nombreuses licences open source telles que BSD et MIT ne contiennent pas les dispositions de copyleft et ne sont donc pas acceptables pour la FSF. Ces licences sont appelées licences de logiciel libre permissives car elles permettent de redistribuer le logiciel. Vous pouvez prendre un logiciel sous licence BSD et l'inclure dans un logiciel fermé tant que vous attribuez une attribution appropriée.</text:p>
      <text:p text:style-name="Standard"/>
      <text:p text:style-name="Standard">Plutôt que de s'attarder sur les points les plus délicats de l'Open Source et du Logiciel Libre, la communauté a commencé à les désigner collectivement comme des Logiciels Libres et Open Source (FOSS). Le mot anglais "free" peut signifier "free as in lunch" (comme sans frais) ou "free as in speech" (comme sans aucune restriction). Cette ambiguïté a conduit à l'inclusion du mot "libre" pour faire référence à cette dernière définition. Ainsi, nous nous retrouvons avec un logiciel libre / libre / open source (FLOSS).</text:p>
      <text:p text:style-name="Standard"/>
      <text:p text:style-name="Standard">4.2.3 Creative Commons</text:p>
      <text:p text:style-name="Standard">Les licences FOSS sont principalement liées aux logiciels. Les gens ont placé des œuvres telles que des dessins et des plans sous licence FOSS, mais ce n'était pas l'intention.</text:p>
      <text:p text:style-name="Standard"/>
      <text:p text:style-name="Standard">Lorsque le logiciel a été placé dans le domaine public, l'auteur a renoncé à tous les droits, y compris le droit d'auteur sur l'œuvre. Dans certains pays, il s'agit de la valeur par défaut lorsque le travail est effectué par un organisme gouvernemental. Dans certains pays, les œuvres protégées par le droit d'auteur deviennent du domaine public après la mort de l'auteur et une longue période d'attente s'est écoulée.</text:p>
      <text:p text:style-name="Standard"/>
      <text:p text:style-name="Standard">L'organisation Creative Commons (CC) a créé les licences Creative Commons qui tentent de répondre aux intentions des licences FOSS pour les entités non logicielles. Les licences CC peuvent également être utilisées pour restreindre l'utilisation commerciale si tel est le souhait du titulaire du droit d'auteur. Les licences CC sont composées des conditions suivantes que le créateur peut appliquer à son travail:</text:p>
      <text:p text:style-name="Standard"/>
      <text:p text:style-name="Standard">Attribution (BY) - Toutes les licences CC exigent que le créateur reçoive un crédit, sans impliquer que le créateur approuve l'utilisation.</text:p>
      <text:p text:style-name="Standard"/>
      <text:p text:style-name="Standard">ShareAlike (SA) - Cela permet à d'autres de copier, distribuer, exécuter et modifier le travail, à condition qu'ils le fassent dans les mêmes conditions.</text:p>
      <text:p text:style-name="Standard"/>
      <text:p text:style-name="Standard">Non commercial (NC) - Cela permet à d'autres de distribuer, d'afficher, d'exécuter et de modifier le travail à des fins autres que commerciales.</text:p>
      <text:p text:style-name="Standard"/>
      <text:p text:style-name="Standard">NoDerivatives (ND) - Cela permet à d'autres de distribuer, d'afficher et d'exécuter uniquement des copies originales de l'œuvre. Ils doivent obtenir l'autorisation du créateur pour le modifier.</text:p>
      <text:p text:style-name="Standard">Ces conditions sont ensuite combinées pour créer les six principales licences proposées par Creative Commons:</text:p>
      <text:p text:style-name="Standard"/>
      <text:p text:style-name="Standard"><text:soft-page-break/>Attribution (CC BY) - Tout comme la licence BSD, vous pouvez utiliser le contenu CC BY pour n'importe quelle utilisation, mais vous devez créditer le détenteur des droits d'auteur.</text:p>
      <text:p text:style-name="Standard"/>
      <text:p text:style-name="Standard">Attribution ShareAlike (CC BY-SA) - Une version copyleft de la licence Attribution. Les œuvres dérivées doivent être partagées sous la même licence, un peu comme dans les idéaux du logiciel libre.</text:p>
      <text:p text:style-name="Standard"/>
      <text:p text:style-name="Standard">Attribution NoDerivs (CC BY-ND) - Vous pouvez redistribuer le contenu dans les mêmes conditions que CC-BY mais ne pouvez pas le modifier.</text:p>
      <text:p text:style-name="Standard"/>
      <text:p text:style-name="Standard">Attribution non commerciale (CC BY-NC) - Tout comme CC BY, mais vous ne pouvez pas l'utiliser à des fins commerciales.</text:p>
      <text:p text:style-name="Standard"/>
      <text:p text:style-name="Standard">Attribution-NonCommercial-ShareAlike (CC BY-NC-SA) - S'appuie sur la licence CC BY-NC mais nécessite que vos modifications soient partagées sous la même licence.</text:p>
      <text:p text:style-name="Standard"/>
      <text:p text:style-name="Standard">Attribution-NonCommercial-NoDerivs (CC BY-NC-ND) - Vous partagez le contenu à utiliser à des fins non commerciales, mais les gens ne peuvent pas modifier le contenu.</text:p>
      <text:p text:style-name="Standard"/>
      <text:p text:style-name="Standard">Pas de droits réservés (CC0) - Ceci est la version Creative Commons du domaine public.</text:p>
      <text:p text:style-name="Standard"/>
      <text:p text:style-name="Standard">4.3 Modèles commerciaux Open Source</text:p>
      <text:p text:style-name="Standard">Si tous ces logiciels sont gratuits, comment peut-on en tirer de l'argent?</text:p>
      <text:p text:style-name="Standard"/>
      <text:p text:style-name="Standard">Tout d'abord, vous devez comprendre que rien dans la GPL n'interdit la vente de logiciels. En fait, le droit de vendre des logiciels fait partie de la licence GPL. Encore une fois, rappelez-vous que le mot gratuit fait référence à la liberté, pas au prix. Les entreprises qui ajoutent de la valeur à ces programmes gratuits sont encouragées à gagner autant d'argent qu'elles le peuvent et à réinvestir ces bénéfices dans le développement de logiciels plus nombreux et de meilleure qualité.</text:p>
      <text:p text:style-name="Standard"/>
      <text:p text:style-name="Standard">L'un des moyens les plus simples de gagner de l'argent est de vendre du support ou une garantie autour du logiciel. Des entreprises comme Canonical, le développeur d'Ubuntu et Redhat sont devenues de grandes entreprises en créant des distributions et des outils Linux qui permettent aux utilisateurs commerciaux de gérer leurs entreprises et d'offrir des produits et services à leurs clients.</text:p>
      <text:p text:style-name="Standard"/>
      <text:p text:style-name="Standard">De nombreux autres projets open source se sont également développés dans des entreprises importantes. Dans les années 1990, Gerald Combs travaillait chez un fournisseur de services Internet et a commencé à écrire son propre outil d'analyse de réseau car des outils similaires à l'époque étaient coûteux. Plus de 600 personnes ont maintenant contribué au projet, appelé Wireshark. Il est maintenant souvent considéré comme meilleur que les offres commerciales et a conduit à la création d'une entreprise pour vendre des produits et du support. Comme beaucoup d'autres, cette entreprise a été achetée par une entreprise plus grande qui soutient son développement continu.</text:p>
      <text:p text:style-name="Standard"/>
      <text:p text:style-name="Standard">Des entreprises comme Tivo ont emballé du matériel ou ajouté des logiciels à source fermée supplémentaires pour vendre aux côtés du logiciel gratuit. Les appareils et les systèmes embarqués qui utilisent Linux représentent une entreprise de plusieurs milliards de dollars et englobent tout, des DVR domestiques aux caméras de sécurité et aux appareils de fitness portables. De nombreux pare-feu et appareils de divertissement grand public suivent ce modèle.</text:p>
      <text:p text:style-name="Standard"/>
      <text:p text:style-name="Standard">Aujourd'hui, les grands et les petits employeurs ont des individus et parfois des groupes entiers consacrés à travailler sur des projets open source. Les entreprises technologiques se disputent <text:soft-page-break/>l'opportunité d'influencer des projets qui façonneront l'avenir de leurs industries. D'autres entreprises consacrent des ressources aux projets dont elles ont besoin pour un usage interne. Au fur et à mesure que les affaires se développent sur les ressources cloud, l'opportunité pour les programmeurs open source continue de se développer.</text:p>
      <text:p text:style-name="Standard"/>
      <text:p text:style-name="P1">COMMANDES LIGNES SKILLS</text:p>
      <text:p text:style-name="P1"/>
      <text:p text:style-name="P6">VARIABLES:</text:p>
      <text:p text:style-name="P6">ALIAISES:</text:p>
      <text:p text:style-name="P6">FUNCTIONS :</text:p>
      <text:p text:style-name="P1"/>
      <text:p text:style-name="P2">history command line and</text:p>
      <text:p text:style-name="P2">!<text:span text:style-name="T1">nunmber</text:span> reexecute history command</text:p>
      <text:p text:style-name="P2">!-negatif number</text:p>
      <text:p text:style-name="P2">!! most recent command</text:p>
      <text:p text:style-name="P2">!ls : most recent command </text:p>
      <text:p text:style-name="P8">whoami : qui suis je ?</text:p>
      <text:p text:style-name="P8">Uname -n || unname --nodename</text:p>
      <text:p text:style-name="P2"/>
      <text:p text:style-name="P2">Les variables sont des fonctionnalites utilisees pour sauvegarde des donnes sur shell ou des systemes de facon temporaire ou definitive.</text:p>
      <text:p text:style-name="P2">Sur linux on distinque deux types de varaibles ; LOCAL ET ENVIRONNEMENT</text:p>
      <text:p text:style-name="P2"/>
      <text:p text:style-name="P3">les variables environnements sont aussi appeles GLOBAL et sont aussi disponible dans la totalite du systeme.</text:p>
      <text:p text:style-name="P3"/>
      <text:p text:style-name="P4">Echo</text:p>
      <text:p text:style-name="P4">$PATH, </text:p>
      <text:p text:style-name="P4">env | grep name</text:p>
      <text:p text:style-name="P4">export</text:p>
      <text:p text:style-name="P4"/>
      <text:p text:style-name="P4">Lors de la mise à jour de la variable PATH, incluez toujours le chemin actuel, afin de ne pas perdre l'accès aux commandes situées dans ces répertoires. Cela peut être accompli en ajoutant $ PATH à la valeur dans l'expression d'affectation. Rappelons qu'un nom de variable précédé d'un signe dollar représente la valeur de la variable.</text:p>
      <text:p text:style-name="P1"/>
      <text:p text:style-name="P1"/>
      <text:p text:style-name="P5">PATH=/user/bin/custom:$PATH</text:p>
      <text:p text:style-name="P5"/>
      <text:p text:style-name="P5">type commandeName : permet de dire d’ou vient la commande</text:p>
      <text:p text:style-name="P5">Built-commans sont les commandes nternes </text:p>
      <text:p text:style-name="P5">which an type pour determiner les differents types de co<text:span text:style-name="T2">mmandes</text:span></text:p>
      <text:p text:style-name="P6">type -a commandeName</text:p>
      <text:p text:style-name="P6"/>
      <text:p text:style-name="P6">les aliases : utiliser pour transfomer les longues commandes en commades coute</text:p>
      <text:p text:style-name="P6"/>
      <text:p text:style-name="P6"/>
      <text:p text:style-name="P6">Les fonctions peuvent également être créées à l'aide de commandes existantes pour créer de nouvelles commandes ou remplacer les commandes intégrées au shell ou les commandes stockées dans des fichiers. Les alias et les fonctions sont normalement chargés à partir des fichiers d'initialisation au premier démarrage du shell.</text:p>
      <text:p text:style-name="P6"/>
      <text:p text:style-name="P7"><text:soft-page-break/><text:span text:style-name="T2">Les quotes : simple quote, double quote, </text:span><text:span text:style-name="T3">Backquotes , </text:span><text:span text:style-name="T4">blackslash</text:span></text:p>
      <text:p text:style-name="P6"/>
      <text:p text:style-name="P6"/>
      <text:p text:style-name="P9"><text:span text:style-name="T6">autre methode pour executer une commande </text:span><text:span text:style-name="T5">echo Today is $(date).</text:span></text:p>
      <text:p text:style-name="P12"/>
      <text:p text:style-name="P10">echo This is the command '`date`'</text:p>
      <text:p text:style-name="Text_20_body"/>
      <text:p text:style-name="Text_20_body">Les citations peuvent sembler triviales et étranges pour le moment, mais au fur et à mesure que vous acquérez de l'expérience dans le shell de commande, vous découvrirez qu'il est essentiel d'avoir une bonne compréhension du fonctionnement des différentes citations pour utiliser le shell.</text:p>
      <text:p text:style-name="Text_20_body"/>
      <text:p text:style-name="P11">Getting Help : Chapitre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monospace"/>
    <style:font-face style:name="Helvetica Neue" svg:font-family="'Helvetica Neue',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07:25:21.974308389</meta:creation-date>
    <dc:date>2020-02-16T07:17:51.800737126</dc:date>
    <meta:editing-duration>PT16H50M40S</meta:editing-duration>
    <meta:editing-cycles>3</meta:editing-cycles>
    <meta:generator>LibreOffice/6.0.7.3$Linux_X86_64 LibreOffice_project/00m0$Build-3</meta:generator>
    <meta:document-statistic meta:table-count="0" meta:image-count="0" meta:object-count="0" meta:page-count="8" meta:paragraph-count="91" meta:word-count="3653" meta:character-count="23649" meta:non-whitespace-character-count="20086"/>
  </office:meta>
</office:document-meta>
</file>